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1 : Permettre</text:span></text:p>
          <text:p text:style-name="P1"><text:span text:style-name="T1">à l’utilisateur de</text:span></text:p>
          <text:p text:style-name="P1"><text:span text:style-name="T1">partager de la</text:span></text:p>
          <text:p text:style-name="P1"><text:span text:style-name="T1">musique sur un</text:span></text:p>
          <text:p text:style-name="P1"><text:span text:style-name="T1">système aud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5.7cm">
          <text:p text:style-name="P3"><text:span text:style-name="T2">FT1 : Gérer les requêtes de</text:span></text:p>
          <text:p text:style-name="P3"><text:span text:style-name="T2">musiques sur le serv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10cm">
          <text:p text:style-name="P3"><text:span text:style-name="T2">FT2 : Diffuser la musique</text:span></text:p>
          <text:p text:style-name="P3"><text:span text:style-name="T2">demandée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5.7cm">
          <text:p text:style-name="P3"><text:span text:style-name="T2">Raspberry Pi avec un </text:span></text:p>
          <text:p text:style-name="P3"><text:span text:style-name="T2">système de vo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10cm">
          <text:p text:style-name="P3"><text:span text:style-name="T2">Carte son branchée sur le</text:span></text:p>
          <text:p text:style-name="P3"><text:span text:style-name="T2">Raspberry Pi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  <draw:line draw:style-name="gr4" draw:text-style-name="P5" draw:layer="layout" svg:x1="6.5cm" svg:y1="7.2cm" svg:x2="6.5cm" svg:y2="11.7cm">
          <text:p/>
        </draw:line>
        <draw:line draw:style-name="gr4" draw:text-style-name="P5" draw:layer="layout" svg:x1="6.5cm" svg:y1="11.7cm" svg:x2="7.3cm" svg:y2="11.7cm">
          <text:p/>
        </draw:line>
        <draw:line draw:style-name="gr4" draw:text-style-name="P5" draw:layer="layout" svg:x1="13.9cm" svg:y1="11.6cm" svg:x2="14.8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8:40:57.680819573</dc:date>
    <meta:editing-duration>PT1M13S</meta:editing-duration>
    <meta:editing-cycles>1</meta:editing-cycles>
    <meta:document-statistic meta:object-count="10"/>
    <meta:generator>LibreOffice/5.1.4.2$Linux_X86_64 LibreOffice_project/10m0$Build-2</meta:generator>
  </office:meta>
</office:document-meta>
</file>